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120d"/>
    </style:style>
    <style:style style:name="P2" style:family="paragraph" style:parent-style-name="Standard">
      <style:text-properties officeooo:paragraph-rsid="00150677"/>
    </style:style>
    <style:style style:name="T1" style:family="text">
      <style:text-properties officeooo:rsid="0013120d"/>
    </style:style>
    <style:style style:name="T2" style:family="text">
      <style:text-properties officeooo:rsid="00150677"/>
    </style:style>
    <style:style style:name="T3" style:family="text">
      <style:text-properties officeooo:rsid="00158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os sä koodaat niin – olen sulle arvo aivan muu</text:span><text:line-break/><text:span text:style-name="T1">Jos sä koodaat niin – olen virhe, joita tapahtuu</text:span><text:line-break/><text:span text:style-name="T1">Jos sä koodaat niin – tulen voidina mukaan</text:span><text:line-break/><text:span text:style-name="T1">Jos sä koodaat niin – ei mua huomaa enää kukaan</text:span><text:line-break/><text:span text:style-name="T1">Jos sä koodaat niin – jään ikiloopiksi hyörimään</text:span><text:line-break/><text:span text:style-name="T1">Tai jääden taustalle pyörimään</text:span><text:line-break/><text:line-break/><text:span text:style-name="T1">Jos sä koodaat niin – et enää koskaan ole levoton</text:span><text:line-break/><text:span text:style-name="T2">Jos sä koodaat niin – kaikki muiden myöskin sinun on</text:span><text:line-break/><text:span text:style-name="T2">Jos sä koodaat niin – otan sinun syntaksisi</text:span><text:line-break/><text:span text:style-name="T2">Jos sä koodaat niin – on mulle falsesikin tosi</text:span><text:line-break/><text:span text:style-name="T2">Jos sä koodaat niin – siirryt kirjoille Andorraan</text:span><text:line-break/><text:span text:style-name="T2">Jos vielä siellä mua koodaat vaan</text:span><text:line-break/></text:p>
      <text:p text:style-name="P2"><text:span text:style-name="T2">Sillä ilman sinua hukun koodiin sekaviin</text:span></text:p>
      <text:p text:style-name="P2"><text:span text:style-name="T2">Ja ilman sinua – no niin;</text:span><text:line-break/>Ilman sinua olen puolitiessä helvettiin…<text:line-break/><text:line-break/><text:span text:style-name="T2">Jos sä koodaat niin – nimeäsi enää toista en</text:span><text:line-break/><text:span text:style-name="T2">Mutt’ vaikka koodaat niin – koodiis muististani poista en</text:span></text:p>
      <text:p text:style-name="P2"><text:span text:style-name="T2">Jos sä koodaat niin – tulen ehtojenkin läpi</text:span></text:p>
      <text:p text:style-name="P2"><text:span text:style-name="T2">Jos sä koodaat niin -</text:span> whatever makes you happy</text:p>
      <text:p text:style-name="P2"><text:span text:style-name="T2">Jos sä koodaat niin – tuon sulle läppärin vuoteeseen</text:span></text:p>
      <text:p text:style-name="P2"><text:span text:style-name="T2">Tai siirrän pohjoisen luoteeseen</text:span></text:p>
      <text:p text:style-name="P2"><text:span text:style-name="T2">Ja aina uudelleen ja uudelleen</text:span></text:p>
      <text:p text:style-name="P2"><text:span text:style-name="T3">Sun muistan joskus mua koodanneen...</text:span><text:line-break/><text:line-break/>Mutta ilman <text:span text:style-name="T3">koodausta</text:span> hukun öihin sekaviin<text:line-break/>Ja ilman <text:span text:style-name="T3">koodausta</text:span> - no niin;<text:line-break/>Ilman <text:span text:style-name="T3">koodausta</text:span> olemme puolitiessä helvettiin...<text:line-break/><text:line-break/>Jos sä <text:span text:style-name="T3">koodaat</text:span> ni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0:36:16.596674199</meta:creation-date>
    <dc:date>2017-11-06T20:58:14.264892147</dc:date>
    <meta:editing-duration>PT1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81" meta:character-count="1143" meta:non-whitespace-character-count="951"/>
  </office:meta>
</office:document-meta>
</file>